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ε</mi>
        <mn>0</mn>
      </msub>
      <mrow>
        <munder>
          <mo stretchy="false">∫</mo>
          <mrow>
            <mi>S</mi>
            <mrow>
              <mo fence="true" stretchy="false">(</mo>
              <mrow>
                <mi>V</mi>
              </mrow>
              <mo fence="true" stretchy="false">)</mo>
            </mrow>
          </mrow>
        </munder>
        <mtext>d</mtext>
      </mrow>
      <mi>f</mi>
      <mi>'</mi>
      <mi mathvariant="normal">ϕ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frac>
        <mrow>
          <mo stretchy="false">∂</mo>
          <msub>
            <mi>G</mi>
            <mi>N</mi>
          </msub>
          <mrow>
            <mo fence="true" stretchy="false">(</mo>
            <mrow>
              <mrow>
                <mstyle mathvariant="bold">
                  <mi>r</mi>
                </mstyle>
                <mi>,</mi>
                <mstyle mathvariant="bold">
                  <mi>r</mi>
                </mstyle>
                <mi>'</mi>
              </mrow>
            </mrow>
            <mo fence="true" stretchy="false">)</mo>
          </mrow>
        </mrow>
        <mrow>
          <mo stretchy="false">∂</mo>
          <mi>n</mi>
          <mi>'</mi>
        </mrow>
      </mfrac>
      <mrow>
        <mspace width="0.5em"/>
        <mo stretchy="false">=</mo>
        <mrow>
          <mspace width="0.5em"/>
          <mo stretchy="false">−</mo>
          <msub>
            <mi mathvariant="normal">ϕ</mi>
            <mn>0</mn>
          </msub>
        </mrow>
      </mrow>
    </mrow>
    <annotation encoding="StarMath 5.0">%varepsilon_0 int from {S(V)} "d" f' %iphi ({bold r}') {partial G_N ( { bold r },{ bold r }' )} over {partial n'} `=` - %iphi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